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ALUMNO/A: DAVID MONTESI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El precio es obligatorio y además debe ser de tipo númerico. </text:p>
            <text:p>La descripcion debe ser obligatoria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25" calcext:value-type="float">
            <text:p>2,2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Si buscamos un id inválido, no sale mensaje personalizad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i borramos un id que no existe, devuelve codigo:200 y resultado=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style-name="ce40" office:value-type="string" calcext:value-type="string">
            <text:p>Si borramos un comentario y un producto que no existen, devuelve status:200 y resultado=null. </text:p>
            <text:p>Si borramos un comentario que no existe de un producto que existe, devuelve status:200 y devuelve el producto sin cambios.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.75" calcext:value-type="float">
            <text:p>2,7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Intentas insertar un comentario a la vez que el product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5" calcext:value-type="float">
            <text:p>1,5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25" calcext:value-type="float">
            <text:p>0,2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8.5" calcext:value-type="float">
            <text:p>8,50</text:p>
          </table:table-cell>
          <table:table-cell table:style-name="ce15"/>
          <table:table-cell table:number-columns-repeated="2"/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 style:data-style-name="N2" text:time-value="23:33:37.5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1T23:37:07.868000000</dc:date>
    <meta:editing-duration>PT2H7M31S</meta:editing-duration>
    <meta:editing-cycles>16</meta:editing-cycles>
    <meta:document-statistic meta:table-count="1" meta:cell-count="126" meta:object-count="0"/>
  </office:meta>
</office:document-meta>
</file>